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float" office:value="3030.93" calcext:value-type="float">
            <text:p>3030.93</text:p>
          </table:table-cell>
          <table:table-cell table:number-columns-repeated="3"/>
          <table:table-cell table:formula="of:=[.B1]^2" office:value-type="float" office:value="9186536.6649" calcext:value-type="float">
            <text:p>9186536.66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95.78" calcext:value-type="float">
            <text:p>3095.78</text:p>
          </table:table-cell>
          <table:table-cell/>
          <table:table-cell table:formula="of:=[.B2]^2" office:value-type="float" office:value="9583853.8084" calcext:value-type="float">
            <text:p>9583853.8084</text:p>
          </table:table-cell>
          <table:table-cell table:formula="of:=[.B2]*[.B1]" office:value-type="float" office:value="9383092.4754" calcext:value-type="float">
            <text:p>9383092.4754</text:p>
          </table:table-cell>
          <table:table-cell table:formula="of:=[.B2]^2" office:value-type="float" office:value="9583853.8084" calcext:value-type="float">
            <text:p>9583853.8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2.61" calcext:value-type="float">
            <text:p>2932.61</text:p>
          </table:table-cell>
          <table:table-cell table:style-name="ce1" office:value-type="string" calcext:value-type="string">
            <text:p>K=1 , 0</text:p>
          </table:table-cell>
          <table:table-cell table:formula="of:=[.B3]^2" office:value-type="float" office:value="8600201.4121" calcext:value-type="float">
            <text:p>8600201.4121</text:p>
          </table:table-cell>
          <table:table-cell table:formula="of:=[.B3]*[.B2]" office:value-type="float" office:value="9078715.3858" calcext:value-type="float">
            <text:p>9078715.3858</text:p>
          </table:table-cell>
          <table:table-cell table:formula="of:=[.B3]^2" office:value-type="float" office:value="8600201.4121" calcext:value-type="float">
            <text:p>8600201.4121</text:p>
          </table:table-cell>
          <table:table-cell/>
          <table:table-cell table:formula="of:=-1*[.B3]*[.B2]" office:value-type="float" office:value="-9078715.3858" calcext:value-type="float">
            <text:p>-9078715.3858</text:p>
          </table:table-cell>
          <table:table-cell table:formula="of:=-1*[.B3]*[.B1]" office:value-type="float" office:value="-8888535.6273" calcext:value-type="float">
            <text:p>-8888535.6273</text:p>
          </table:table-cell>
        </table:table-row>
        <table:table-row table:style-name="ro1">
          <table:table-cell/>
          <table:table-cell office:value-type="float" office:value="2988.72" calcext:value-type="float">
            <text:p>2988.72</text:p>
          </table:table-cell>
          <table:table-cell/>
          <table:table-cell table:formula="of:=[.B4]^2" office:value-type="float" office:value="8932447.2384" calcext:value-type="float">
            <text:p>8932447.2384</text:p>
          </table:table-cell>
          <table:table-cell table:formula="of:=[.B4]*[.B3]" office:value-type="float" office:value="8764750.1592" calcext:value-type="float">
            <text:p>8764750.1592</text:p>
          </table:table-cell>
          <table:table-cell table:formula="of:=[.B4]^2" office:value-type="float" office:value="8932447.2384" calcext:value-type="float">
            <text:p>8932447.2384</text:p>
          </table:table-cell>
          <table:table-cell/>
          <table:table-cell table:formula="of:=-1*[.B4]*[.B3]" office:value-type="float" office:value="-8764750.1592" calcext:value-type="float">
            <text:p>-8764750.1592</text:p>
          </table:table-cell>
          <table:table-cell table:formula="of:=-1*[.B4]*[.B2]" office:value-type="float" office:value="-9252419.6016" calcext:value-type="float">
            <text:p>-9252419.6016</text:p>
          </table:table-cell>
        </table:table-row>
        <table:table-row table:style-name="ro1">
          <table:table-cell/>
          <table:table-cell office:value-type="float" office:value="3032.24" calcext:value-type="float">
            <text:p>3032.24</text:p>
          </table:table-cell>
          <table:table-cell/>
          <table:table-cell table:formula="of:=[.B5]^2" office:value-type="float" office:value="9194479.4176" calcext:value-type="float">
            <text:p>9194479.4176</text:p>
          </table:table-cell>
          <table:table-cell table:formula="of:=[.B5]*[.B4]" office:value-type="float" office:value="9062516.3328" calcext:value-type="float">
            <text:p>9062516.3328</text:p>
          </table:table-cell>
          <table:table-cell table:formula="of:=[.B5]^2" office:value-type="float" office:value="9194479.4176" calcext:value-type="float">
            <text:p>9194479.4176</text:p>
          </table:table-cell>
          <table:table-cell/>
          <table:table-cell table:formula="of:=-1*[.B5]*[.B4]" office:value-type="float" office:value="-9062516.3328" calcext:value-type="float">
            <text:p>-9062516.3328</text:p>
          </table:table-cell>
          <table:table-cell table:formula="of:=-1*[.B5]*[.B3]" office:value-type="float" office:value="-8892377.3464" calcext:value-type="float">
            <text:p>-8892377.3464</text:p>
          </table:table-cell>
        </table:table-row>
        <table:table-row table:style-name="ro1">
          <table:table-cell/>
          <table:table-cell office:value-type="float" office:value="2946.25" calcext:value-type="float">
            <text:p>2946.25</text:p>
          </table:table-cell>
          <table:table-cell/>
          <table:table-cell table:formula="of:=[.B6]^2" office:value-type="float" office:value="8680389.0625" calcext:value-type="float">
            <text:p>8680389.0625</text:p>
          </table:table-cell>
          <table:table-cell table:formula="of:=[.B6]*[.B5]" office:value-type="float" office:value="8933737.1" calcext:value-type="float">
            <text:p>8933737.1</text:p>
          </table:table-cell>
          <table:table-cell table:formula="of:=[.B6]^2" office:value-type="float" office:value="8680389.0625" calcext:value-type="float">
            <text:p>8680389.0625</text:p>
          </table:table-cell>
          <table:table-cell/>
          <table:table-cell table:formula="of:=-1*[.B6]*[.B5]" office:value-type="float" office:value="-8933737.1" calcext:value-type="float">
            <text:p>-8933737.1</text:p>
          </table:table-cell>
          <table:table-cell table:formula="of:=-1*[.B6]*[.B4]" office:value-type="float" office:value="-8805516.3" calcext:value-type="float">
            <text:p>-8805516.3</text:p>
          </table:table-cell>
        </table:table-row>
        <table:table-row table:style-name="ro1">
          <table:table-cell/>
          <table:table-cell office:value-type="float" office:value="3030.27" calcext:value-type="float">
            <text:p>3030.27</text:p>
          </table:table-cell>
          <table:table-cell/>
          <table:table-cell table:formula="of:=[.B7]^2" office:value-type="float" office:value="9182536.2729" calcext:value-type="float">
            <text:p>9182536.2729</text:p>
          </table:table-cell>
          <table:table-cell table:formula="of:=[.B7]*[.B6]" office:value-type="float" office:value="8927932.9875" calcext:value-type="float">
            <text:p>8927932.9875</text:p>
          </table:table-cell>
          <table:table-cell table:formula="of:=[.B7]^2" office:value-type="float" office:value="9182536.2729" calcext:value-type="float">
            <text:p>9182536.2729</text:p>
          </table:table-cell>
          <table:table-cell/>
          <table:table-cell table:formula="of:=-1*[.B7]*[.B6]" office:value-type="float" office:value="-8927932.9875" calcext:value-type="float">
            <text:p>-8927932.9875</text:p>
          </table:table-cell>
          <table:table-cell table:formula="of:=-1*[.B7]*[.B5]" office:value-type="float" office:value="-9188505.9048" calcext:value-type="float">
            <text:p>-9188505.9048</text:p>
          </table:table-cell>
        </table:table-row>
        <table:table-row table:style-name="ro1">
          <table:table-cell/>
          <table:table-cell office:value-type="float" office:value="3058.88" calcext:value-type="float">
            <text:p>3058.88</text:p>
          </table:table-cell>
          <table:table-cell/>
          <table:table-cell table:formula="of:=[.B8]^2" office:value-type="float" office:value="9356746.8544" calcext:value-type="float">
            <text:p>9356746.8544</text:p>
          </table:table-cell>
          <table:table-cell table:formula="of:=[.B8]*[.B7]" office:value-type="float" office:value="9269232.2976" calcext:value-type="float">
            <text:p>9269232.2976</text:p>
          </table:table-cell>
          <table:table-cell table:number-columns-repeated="2"/>
          <table:table-cell table:formula="of:=-1*[.B8]*[.B7]" office:value-type="float" office:value="-9269232.2976" calcext:value-type="float">
            <text:p>-9269232.2976</text:p>
          </table:table-cell>
          <table:table-cell table:formula="of:=-1*[.B8]*[.B6]" office:value-type="float" office:value="-9012225.2" calcext:value-type="float">
            <text:p>-9012225.2</text:p>
          </table:table-cell>
        </table:table-row>
        <table:table-row table:style-name="ro1">
          <table:table-cell/>
          <table:table-cell office:value-type="float" office:value="2967.68" calcext:value-type="float">
            <text:p>2967.68</text:p>
          </table:table-cell>
          <table:table-cell table:number-columns-repeated="5"/>
          <table:table-cell table:formula="of:=-1*[.B9]*[.B8]" office:value-type="float" office:value="-9077776.9984" calcext:value-type="float">
            <text:p>-9077776.9984</text:p>
          </table:table-cell>
          <table:table-cell table:formula="of:=-1*[.B9]*[.B7]" office:value-type="float" office:value="-8992871.6736" calcext:value-type="float">
            <text:p>-8992871.6736</text:p>
          </table:table-cell>
        </table:table-row>
        <table:table-row table:style-name="ro1">
          <table:table-cell/>
          <table:table-cell office:value-type="float" office:value="3016.11" calcext:value-type="float">
            <text:p>3016.1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7</text:p>
          </table:table-cell>
          <table:table-cell table:formula="of:=([.B2]^2+[.B3]^2+[.B4]^2+[.B5]^2+[.B6]^2+[.B7]^2+[.B8]^2)/7" office:value-type="float" office:value="9075807.72375714" calcext:value-type="float">
            <text:p>9075807.72375714</text:p>
          </table:table-cell>
          <table:table-cell/>
          <table:table-cell table:formula="of:=SUM([.D2:.D8])" office:value-type="float" office:value="63530654.0663" calcext:value-type="float">
            <text:p>63530654.0663</text:p>
          </table:table-cell>
          <table:table-cell table:formula="of:=SUM([.E2:.E8])" office:value-type="float" office:value="63419976.7383" calcext:value-type="float">
            <text:p>63419976.7383</text:p>
          </table:table-cell>
          <table:table-cell table:formula="of:=SUM([.F1:.F7])" office:value-type="float" office:value="63360443.8768" calcext:value-type="float">
            <text:p>63360443.8768</text:p>
          </table:table-cell>
          <table:table-cell/>
          <table:table-cell table:formula="of:=SUM([.H3:.H9])" office:value-type="float" office:value="-63114661.2613" calcext:value-type="float">
            <text:p>-63114661.2613</text:p>
          </table:table-cell>
          <table:table-cell table:formula="of:=SUM([.I3:.I9])" office:value-type="float" office:value="-63032451.6537" calcext:value-type="float">
            <text:p>-63032451.65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u7</text:p>
          </table:table-cell>
          <table:table-cell table:formula="of:=[.D13]/7" office:value-type="float" office:value="9075807.72375714" calcext:value-type="float">
            <text:p>9075807.72375714</text:p>
          </table:table-cell>
          <table:table-cell table:formula="of:=[.E13]/7" office:value-type="float" office:value="9059996.6769" calcext:value-type="float">
            <text:p>9059996.6769</text:p>
          </table:table-cell>
          <table:table-cell table:formula="of:=[.F13]/7" office:value-type="float" office:value="9051491.9824" calcext:value-type="float">
            <text:p>9051491.9824</text:p>
          </table:table-cell>
          <table:table-cell/>
          <table:table-cell table:formula="of:=[.H13]/7" office:value-type="float" office:value="-9016380.18018572" calcext:value-type="float">
            <text:p>-9016380.18018572</text:p>
          </table:table-cell>
          <table:table-cell table:formula="of:=[.I13]/7" office:value-type="float" office:value="-9004635.95052857" calcext:value-type="float">
            <text:p>-9004635.95052857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ehat{theta}</text:p>
          </table:table-cell>
          <table:table-cell table:formula="of:=90759810*9051490-9060000*9060000" office:value-type="float" office:value="739427912616900" calcext:value-type="float">
            <text:p>7394279126169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9051490*(-9016380)+9060000*9004640" office:value-type="float" office:value="-29635006200" calcext:value-type="float">
            <text:p>-29635006200</text:p>
          </table:table-cell>
          <table:table-cell table:formula="of:=[.C21]/[.C20]" office:value-type="float" office:value="-0.0000400782898431831" calcext:value-type="float">
            <text:p>-4.00782898431831E-0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9060000*9016380-9075810*9004640" office:value-type="float" office:value="-35998958400" calcext:value-type="float">
            <text:p>-35998958400</text:p>
          </table:table-cell>
          <table:table-cell table:formula="of:=[.C22]/[.C20]" office:value-type="float" office:value="-0.0000486848789256502" calcext:value-type="float">
            <text:p>-4.86848789256502E-0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01:00:40.957062422</meta:creation-date>
    <dc:date>2017-10-19T01:49:45.896537799</dc:date>
    <meta:editing-duration>PT17M43S</meta:editing-duration>
    <meta:editing-cycles>1</meta:editing-cycles>
    <meta:document-statistic meta:table-count="1" meta:cell-count="65" meta:object-count="0"/>
    <meta:generator>LibreOffice/4.2.8.2$Linux_X86_64 LibreOffice_project/420m0$Build-2</meta:generator>
  </office:meta>
</office:document-meta>
</file>